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88c0" officeooo:paragraph-rsid="001c88c0"/>
    </style:style>
    <style:style style:name="P2" style:family="paragraph" style:parent-style-name="Standard">
      <style:text-properties officeooo:rsid="001e57e9" officeooo:paragraph-rsid="001e57e9"/>
    </style:style>
    <style:style style:name="P3" style:family="paragraph" style:parent-style-name="Standard">
      <style:text-properties officeooo:rsid="001f662c" officeooo:paragraph-rsid="001f662c"/>
    </style:style>
    <style:style style:name="P4" style:family="paragraph" style:parent-style-name="Standard">
      <style:text-properties officeooo:rsid="001f92a6" officeooo:paragraph-rsid="001f92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quete 1</text:p>
      <text:p text:style-name="P3"/>
      <text:p text:style-name="P3">SELECT c.nom AS CHALLENGE, AVG(r.distance) AS MOYENNEDISTANCECOURU</text:p>
      <text:p text:style-name="P3">FROM `challenge` c</text:p>
      <text:p text:style-name="P3">INNER JOIN `regatte` r</text:p>
      <text:p text:style-name="P3">ON c.id= r.id_challenge</text:p>
      <text:p text:style-name="P3">GROUP BY c.nom</text:p>
      <text:p text:style-name="P3"/>
      <text:p text:style-name="P3"/>
      <text:p text:style-name="P2"/>
      <text:p text:style-name="P2">Requete 2</text:p>
      <text:p text:style-name="P2"/>
      <text:p text:style-name="P2"/>
      <text:p text:style-name="P3">SELECT r.nom AS REGATTE, r.date AS DATE, pc.nom AS CONCURENT, pc.numero_licence AS LICENCE, v.numero_voile AS VOILE, ps.nom AS SYPPER</text:p>
      <text:p text:style-name="P3">FROM `course` co</text:p>
      <text:p text:style-name="P3">INNER JOIN `regatte` r</text:p>
      <text:p text:style-name="P3">ON r.id = co.id_regatte</text:p>
      <text:p text:style-name="P3">INNER JOIN `voilier` v</text:p>
      <text:p text:style-name="P3">ON v.id = co.id_voilier</text:p>
      <text:p text:style-name="P3">INNER JOIN `equipage` eq</text:p>
      <text:p text:style-name="P3">ON eq.id = co.id_equipage</text:p>
      <text:p text:style-name="P3">INNER JOIN `skypper`s</text:p>
      <text:p text:style-name="P3">ON s.id = eq.id_skypper</text:p>
      <text:p text:style-name="P3">INNER JOIN `personne`ps</text:p>
      <text:p text:style-name="P3">ON ps.id = s.id_personne</text:p>
      <text:p text:style-name="P3">INNER JOIN `concurent`c</text:p>
      <text:p text:style-name="P3">ON c.id = eq.id_concurent</text:p>
      <text:p text:style-name="P3">INNER JOIN `personne` pc</text:p>
      <text:p text:style-name="P3">ON pc.id = c.id_personne</text:p>
      <text:p text:style-name="P3">WHERE co.id_regatte = 1</text:p>
      <text:p text:style-name="P3"/>
      <text:p text:style-name="P3"/>
      <text:p text:style-name="P3">Requete 3</text:p>
      <text:p text:style-name="P3"/>
      <text:p text:style-name="P4">SELECT r.nom AS REGATTE, r.date AS DATE, pc.nom AS COMMISSAIRE, co.nom AS COMITE</text:p>
      <text:p text:style-name="P4">FROM `pointe`po</text:p>
      <text:p text:style-name="P4">INNER JOIN `regatte` r</text:p>
      <text:p text:style-name="P4">ON r.id = po.id_regatte</text:p>
      <text:p text:style-name="P4">INNER JOIN `commissaire` c</text:p>
      <text:p text:style-name="P4">ON c.id = po.id_commissaire</text:p>
      <text:p text:style-name="P4">INNER JOIN `personne` pc</text:p>
      <text:p text:style-name="P4">ON pc.id = c.id_personne</text:p>
      <text:p text:style-name="P4">INNER JOIN `comite` co</text:p>
      <text:p text:style-name="P4">ON co.id= c.id_comite</text:p>
      <text:p text:style-name="P4">WHERE r.date &gt; '2017-01-01'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1T21:31:00.762636569</meta:creation-date>
    <dc:date>2017-11-01T23:03:53.088715226</dc:date>
    <meta:editing-duration>PT1H12M31S</meta:editing-duration>
    <meta:editing-cycles>2</meta:editing-cycles>
    <meta:generator>LibreOffice/5.3.1.2$Linux_X86_64 LibreOffice_project/30m0$Build-2</meta:generator>
    <meta:document-statistic meta:table-count="0" meta:image-count="0" meta:object-count="0" meta:page-count="1" meta:paragraph-count="36" meta:word-count="155" meta:character-count="979" meta:non-whitespace-character-count="860"/>
  </office:meta>
</office:document-meta>
</file>